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Mono" svg:font-family="'Liberation Mono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09d295" officeooo:paragraph-rsid="0009d295" style:font-name-asian="Liberation Mono"/>
    </style:style>
    <style:style style:name="P2" style:family="paragraph" style:parent-style-name="Standard">
      <style:text-properties style:font-name="Liberation Mono" officeooo:rsid="000b6e5f" officeooo:paragraph-rsid="000b6e5f" style:font-name-asian="Liberation Mono"/>
    </style:style>
    <style:style style:name="P3" style:family="paragraph" style:parent-style-name="Standard">
      <style:text-properties style:font-name="Liberation Mono" officeooo:rsid="000cf90f" officeooo:paragraph-rsid="000cf90f" style:font-name-asian="Liberation Mono"/>
    </style:style>
    <style:style style:name="P4" style:family="paragraph" style:parent-style-name="Standard">
      <style:text-properties style:font-name="Liberation Mono" officeooo:rsid="00111320" officeooo:paragraph-rsid="00111320" style:font-name-asian="Liberation Mono"/>
    </style:style>
    <style:style style:name="P5" style:family="paragraph" style:parent-style-name="Standard">
      <style:text-properties style:font-name="Liberation Mono" officeooo:rsid="0015ad4f" officeooo:paragraph-rsid="0015ad4f" style:font-name-asian="Liberation Mono"/>
    </style:style>
    <style:style style:name="P6" style:family="paragraph" style:parent-style-name="Standard">
      <style:text-properties style:font-name="Liberation Mono" officeooo:rsid="0016ea0e" officeooo:paragraph-rsid="0016ea0e" style:font-name-asian="Liberation Mono"/>
    </style:style>
    <style:style style:name="T1" style:family="text">
      <style:text-properties officeooo:rsid="000cf90f"/>
    </style:style>
    <style:style style:name="T2" style:family="text">
      <style:text-properties officeooo:rsid="000dcde3"/>
    </style:style>
    <style:style style:name="T3" style:family="text">
      <style:text-properties officeooo:rsid="000f0ca6"/>
    </style:style>
    <style:style style:name="T4" style:family="text">
      <style:text-properties officeooo:rsid="001279d7"/>
    </style:style>
    <style:style style:name="T5" style:family="text">
      <style:text-properties officeooo:rsid="0013421b"/>
    </style:style>
    <style:style style:name="T6" style:family="text">
      <style:text-properties officeooo:rsid="00142053"/>
    </style:style>
    <style:style style:name="T7" style:family="text">
      <style:text-properties officeooo:rsid="001724cd"/>
    </style:style>
    <style:style style:name="T8" style:family="text">
      <style:text-properties officeooo:rsid="0018827e"/>
    </style:style>
    <style:style style:name="T9" style:family="text">
      <style:text-properties officeooo:rsid="001ab5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open('相对路径或者绝对路径')函数负责用来打开一个文件，打开文件的属性默认是可读</text:p>
      <text:p text:style-name="P1">open函数向我们返回一个相对应的文件操作对象</text:p>
      <text:p text:style-name="P2">模式：</text:p>
      <text:p text:style-name="P2"><text:tab/>1.r：只读</text:p>
      <text:p text:style-name="P2"><text:tab/>2.w：只写</text:p>
      <text:p text:style-name="P2"><text:s text:c="8"/>3.a：追加</text:p>
      <text:p text:style-name="P2"><text:s text:c="8"/>4.b：二进制读取，我们的图像或者声音文件一般都是二进制文件，我们读取这类文件的时候必须要用b的后缀形式打开</text:p>
      <text:p text:style-name="P2"><text:s text:c="8"/>5.+：扩展，可读可写</text:p>
      <text:p text:style-name="P2"/>
      <text:p text:style-name="P2">2.open函数的第三个参数是缓冲，0代表无缓冲 – 操作全部针对硬盘，1代表有缓冲，代表我们的修改的内容暂时保存在缓存中，我们只有自动调用flush()，close()或者缓存已满的时候才会将实际内容写进文件</text:p>
      <text:p text:style-name="P2"/>
      <text:p text:style-name="P2">3.文件方法：</text:p>
      <text:p text:style-name="P2"><text:tab/>read: - 返回是str类型,读取换行符</text:p>
      <text:p text:style-name="P2"><text:s text:c="8"/>read(nums) - 读取相应的字节数，没有默认全部读取</text:p>
      <text:p text:style-name="P2"><text:s text:c="8"/>readline() - 默认读一行，UNIX下\n</text:p>
      <text:p text:style-name="P2"><text:s text:c="8"/>readlines() - 文件返回字符串列表，每一个元素是一行</text:p>
      <text:p text:style-name="P2"><text:s text:c="3"/>write<text:span text:style-name="T1">： - 我们注意write类的函数都不会自动追加换行符，我们需要自己添加，写入的文件类型必须是字符串</text:span></text:p>
      <text:p text:style-name="P2"><text:s text:c="2"/><text:tab/> <text:s text:c="3"/>write<text:span text:style-name="T4">()</text:span></text:p>
      <text:p text:style-name="P2"><text:s text:c="8"/><text:span text:style-name="T4">writelines() - 将字符串列表写入文件，不自动添加换行符</text:span></text:p>
      <text:p text:style-name="P3"/>
      <text:p text:style-name="P3">4.|管道：</text:p>
      <text:p text:style-name="P3">管道将上一个命令的标准输出和下一个命令的标准输入连接起来</text:p>
      <text:p text:style-name="P3"/>
      <text:p text:style-name="P3">5.随机访问</text:p>
      <text:p text:style-name="P3">seek(偏移量，描述符) – 文件的当前操作指针的偏移<text:span text:style-name="T2">，描述符：0，从文件开头开始（正），1从当前位置（可正可负），2，从文件末尾开始(负)</text:span></text:p>
      <text:p text:style-name="P3">tell<text:span text:style-name="T3">() - 返回当前的指针的位置，字符为单位</text:span></text:p>
      <text:p text:style-name="P3"/>
      <text:p text:style-name="P4">6.文件的关闭操作<text:span text:style-name="T5">：</text:span></text:p>
      <text:p text:style-name="P4">close<text:span text:style-name="T5">()，关闭文件是我们的通常的必须操作，除非我们打开的是匿名文件，无法手动进行文件的关闭操作</text:span></text:p>
      <text:p text:style-name="P4">with<text:span text:style-name="T6">，as语句块自动关闭</text:span></text:p>
      <text:p text:style-name="P4">try<text:span text:style-name="T6">，except，finally语句块手动异常关闭</text:span></text:p>
      <text:p text:style-name="P4"/>
      <text:p text:style-name="P5">7.文件迭代：</text:p>
      <text:p text:style-name="P5"><text:tab/>1.字符迭代</text:p>
      <text:p text:style-name="P5"><text:tab/>2.行迭代</text:p>
      <text:p text:style-name="P5"><text:tab/>3.文件迭代 – fileinput(效果类似迭代器) - 批处理文件</text:p>
      <text:p text:style-name="P5"><text:tab/>4.文件迭代器：（这里需要注意，我们的将标准输出导入到文件中的话，我们的换行符实惠追加到<text:tab/>文本中的，但是Ctrl+Z会返回一个EOF，终止文件的迭代）</text:p>
      <text:p text:style-name="P5"/>
      <text:p text:style-name="P6">8.重定向</text:p>
      <text:p text:style-name="P6"><text:tab/><text:span text:style-name="T7">1.输出重定向到文件：</text:span></text:p>
      <text:p text:style-name="P6"><text:s text:c="4"/>我们首先import sys<text:span text:style-name="T7">，然后为标准输出sys.stdout增加一个引用，然后将sys.stdout引用一个可写的文件，之后我们的print会自动调用（或者手动调用sys.stdout.write()）这个函数将文本内容写到文件中，但是我们需要注意之后一定要把sys.stdout的引用纠正回来，重定向之后屏幕是不会显示的，因为我们的标准输出的默认定向到我们的终端，但是我们引用stdout的变量有了write方法，可以代替成为标准输出</text:span></text:p>
      <text:p text:style-name="P6"><text:s text:c="3"/><text:span text:style-name="T7">2.错误重定向到文件：</text:span></text:p>
      <text:p text:style-name="P6"><text:s text:c="3"/>同上面的道理<text:span text:style-name="T7">，我们还可以将stderr重定向到一个文件中记录我们的错误，但是程序不会在错误</text:span><text:soft-page-break/><text:span text:style-name="T7">的地方traceback卡死，从而可以帮助我们执行错误意外的程序的部分，将错误记录保存下来</text:span></text:p>
      <text:p text:style-name="P6">我们的错误之前的程序会照常执行<text:span text:style-name="T8">（不重定向的话不会），之后的程序不会执行，从错误处中断</text:span></text:p>
      <text:p text:style-name="P6"><text:s text:c="3"/>详情请看pythonforme文件中的python_<text:span text:style-name="T9">file文件里面的pipe的两个py文件，我们可以利用4的管道的概念连着执行两个py文件，只不过第二个文件的输入被连接到了第一个文件的标准输出上了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Mono" svg:font-family="'Liberation Mono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7:30:40.128033047</meta:creation-date>
    <meta:generator>LibreOffice/4.2.8.2$Linux_X86_64 LibreOffice_project/420m0$Build-2</meta:generator>
    <dc:date>2017-02-21T18:42:39.892915315</dc:date>
    <meta:editing-duration>PT46M33S</meta:editing-duration>
    <meta:editing-cycles>16</meta:editing-cycles>
    <meta:document-statistic meta:table-count="0" meta:image-count="0" meta:object-count="0" meta:page-count="2" meta:paragraph-count="38" meta:word-count="1024" meta:character-count="1402" meta:non-whitespace-character-count="1291"/>
  </office:meta>
</office:document-meta>
</file>